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ResponseWriterWrapper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cloneWithWrit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writeComment( Object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writeText( Object text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write( char [ ] chars , int i , int i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writeText( char [ ] text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writ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writeAttribute( String name , String value , boolean 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TobagoResponseWriterWrapper( ResponseWriter response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end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writeAttribute( String name , Object value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writeURIAttribute( String name , Object value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writeClass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startElement( String name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Wrapper.writeStyl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